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1761B14B07E12972EA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65cm" fo:min-width="3.9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65cm" fo:min-width="8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736cm" svg:x="1cm" svg:y="12.481cm">
          <draw:image xlink:href="Pictures/10000000000005DC000001761B14B07E12972EA8.jpg" xlink:type="simple" xlink:show="embed" xlink:actuate="onLoad">
            <text:p/>
          </draw:image>
        </draw:frame>
        <draw:custom-shape draw:style-name="gr2" draw:text-style-name="P2" draw:layer="layout" svg:width="4.4cm" svg:height="2.9cm" svg:x="8.2cm" svg:y="1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3cm" svg:height="1.9cm" svg:x="5.7cm" svg:y="15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04T13:28:30.876635446</dc:date>
    <meta:editing-duration>PT2M46S</meta:editing-duration>
    <meta:editing-cycles>1</meta:editing-cycles>
    <meta:document-statistic meta:object-count="3"/>
    <meta:generator>LibreOffice/5.1.4.2$Linux_X86_64 LibreOffice_project/10m0$Build-2</meta:generator>
  </office:meta>
</office:document-meta>
</file>